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gotham-rounded" svg:font-family="gotham-rounded, 'helvetica neue'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5a5" officeooo:paragraph-rsid="001005a5"/>
    </style:style>
    <style:style style:name="P2" style:family="paragraph" style:parent-style-name="Standard">
      <style:text-properties officeooo:paragraph-rsid="001005a5"/>
    </style:style>
    <style:style style:name="P3" style:family="paragraph" style:parent-style-name="Standard">
      <style:text-properties officeooo:rsid="00114518" officeooo:paragraph-rsid="00114518"/>
    </style:style>
    <style:style style:name="P4" style:family="paragraph" style:parent-style-name="Standard">
      <style:text-properties officeooo:rsid="0011cc48" officeooo:paragraph-rsid="0011cc48"/>
    </style:style>
    <style:style style:name="P5" style:family="paragraph" style:parent-style-name="Standard">
      <style:text-properties officeooo:rsid="0012822e" officeooo:paragraph-rsid="0012822e"/>
    </style:style>
    <style:style style:name="P6" style:family="paragraph" style:parent-style-name="Standard">
      <style:text-properties officeooo:rsid="001375be" officeooo:paragraph-rsid="001375be"/>
    </style:style>
    <style:style style:name="T1" style:family="text">
      <style:text-properties officeooo:rsid="001005a5"/>
    </style:style>
    <style:style style:name="T2" style:family="text">
      <style:text-properties fo:font-variant="normal" fo:text-transform="none" fo:color="#3e416d" loext:opacity="100%" style:font-name="gotham-rounded" fo:font-size="20.25pt" fo:letter-spacing="normal" fo:font-style="normal" fo:font-weight="normal"/>
    </style:style>
    <style:style style:name="T3" style:family="text">
      <style:text-properties officeooo:rsid="001145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XP </text:p>
      <text:p text:style-name="P2"/>
      <text:p text:style-name="P2"><text:s/>create table customers (</text:p>
      <text:p text:style-name="P2"><text:s/>id serial PRIMARY KEY,</text:p>
      <text:p text:style-name="P2"><text:s/><text:tab/>first_name varchar(255)not null,</text:p>
      <text:p text:style-name="P2"><text:tab/> last_name varchar(255)not null</text:p>
      <text:p text:style-name="P2"><text:s/><text:tab/></text:p>
      <text:p text:style-name="P2">)</text:p>
      <text:p text:style-name="P2"/>
      <text:p text:style-name="P2"><text:s/>create table items (</text:p>
      <text:p text:style-name="P2"><text:s/>id serial PRIMARY KEY,</text:p>
      <text:p text:style-name="P2"><text:s/><text:tab/>item_name varchar(255)not null,</text:p>
      <text:p text:style-name="P2"><text:s/><text:tab/>price int not null</text:p>
      <text:p text:style-name="P2">)</text:p>
      <text:p text:style-name="P2"/>
      <text:p text:style-name="P2">INSERT INTO items (item_name,price)</text:p>
      <text:p text:style-name="P2">values('Small Desk','100'),('Large Desk','300'),('Fan','80')</text:p>
      <text:p text:style-name="P2"/>
      <text:p text:style-name="P2">INSERT INTO items (item_name,last_name)</text:p>
      <text:p text:style-name="P2">values('Greg','Jones'),('Sandra','Jones'),('Scott','Scott'),('Trevor','Green'),('Melanie','Johnson')</text:p>
      <text:p text:style-name="P2"/>
      <text:p text:style-name="P1">1.select * from items</text:p>
      <text:p text:style-name="P1">2.select * from items where price &gt; 80</text:p>
      <text:p text:style-name="P1">3.select * from items where price &lt;=300</text:p>
      <text:p text:style-name="P1">4.select * from customers where last_name = 'Smith' answer = Blank column's</text:p>
      <text:p text:style-name="P1">5.select * from customers where last_name = 'Jones'</text:p>
      <text:p text:style-name="P1">6.select * from customers where first_name != 'Scott'</text:p>
      <text:p text:style-name="P1"/>
      <text:p text:style-name="P1">Exercise XP+</text:p>
      <text:p text:style-name="P1"><text:s/>create table students (</text:p>
      <text:p text:style-name="P1"><text:s/><text:tab/>id serial PRIMARY KEY,</text:p>
      <text:p text:style-name="P1"><text:tab/>last_name varchar(255)not null,</text:p>
      <text:p text:style-name="P1"><text:tab/>first_name varchar(255)not null,</text:p>
      <text:p text:style-name="P1"><text:s/><text:tab/>birth_date int not null</text:p>
      <text:p text:style-name="P1"><text:s/>)</text:p>
      <text:p text:style-name="P1"><text:span text:style-name="T3">1.</text:span>insert into students (last_name,first_name,birth_date)</text:p>
      <text:p text:style-name="P1">values('Marc','Benichou',02/11/1998),('Yoan','Cohen',03/12/2010),('lea','Benichou',27/07/1987),('Amelia','Dux',07/04/1996),('David','Grez',14/06/2003),('Omer','Simpson',03/10/1980)</text:p>
      <text:p text:style-name="P3">2.select first_name , last_name from students</text:p>
      <text:p text:style-name="P3">3.1.select first_name , last_name from students where id=2</text:p>
      <text:p text:style-name="P3">3.2.select first_name , last_name from students where first_name = 'Benichou' And last_name = 'Marc'</text:p>
      <text:p text:style-name="P3">3.3.select first_name , last_name from students where first_name = 'Benichou' Or last_name = 'Marc'</text:p>
      <text:p text:style-name="P3">3.4.SELECT * FROM students <text:s/>WHERE first_name LIKE '%a%';</text:p>
      <text:p text:style-name="P4">3.5.SELECT * FROM students <text:s/>WHERE first_name LIKE 'A%';</text:p>
      <text:p text:style-name="P4">3.6.SELECT * FROM students <text:s/>WHERE first_name LIKE '%a';</text:p>
      <text:p text:style-name="P5">3.7.SELECT * FROM students <text:s/>WHERE first_name LIKE '%a_';</text:p>
      <text:p text:style-name="P5">3.8.SELECT * FROM students <text:s/>WHERE id=1 or id=3</text:p>
      <text:p text:style-name="P6">3.9.SELECT * FROM students where birth_date &gt; 01-01-201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gotham-rounded" svg:font-family="gotham-rounded, 'helvetica neue'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9T17:04:09.070146064</meta:creation-date>
    <dc:date>2021-05-10T09:32:56.170980872</dc:date>
    <meta:editing-duration>PT2M54S</meta:editing-duration>
    <meta:editing-cycles>1</meta:editing-cycles>
    <meta:document-statistic meta:table-count="0" meta:image-count="0" meta:object-count="0" meta:page-count="1" meta:paragraph-count="41" meta:word-count="208" meta:character-count="1752" meta:non-whitespace-character-count="1556"/>
    <meta:generator>LibreOffice/7.0.3.1$Linux_X86_64 LibreOffice_project/00$Build-1</meta:generator>
  </office:meta>
</office:document-meta>
</file>